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5">
      <style:graphic-properties draw:fill-color="#ffffff" draw:auto-grow-height="true" fo:min-height="3.006cm"/>
    </style:style>
    <style:style style:name="pr2" style:family="presentation" style:parent-style-name="lyt-darkblue-subtitle">
      <style:graphic-properties draw:fill-color="#ffffff" fo:min-height="11.341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6">
      <style:graphic-properties draw:fill-color="#ffffff" draw:auto-grow-height="true" fo:min-height="3.006cm"/>
    </style:style>
    <style:style style:name="pr5" style:family="presentation" style:parent-style-name="lyt-darkblue-outline1">
      <style:graphic-properties draw:fill-color="#ffffff" fo:min-height="11.341cm"/>
    </style:style>
    <style:style style:name="pr6" style:family="presentation" style:parent-style-name="lyt-darkblue-title" style:list-style-name="L6">
      <style:graphic-properties draw:fill-color="#ffffff" draw:auto-grow-height="true" fo:min-height="3.006cm"/>
    </style:style>
    <style:style style:name="pr7" style:family="presentation" style:parent-style-name="lyt-darkblue-title" style:list-style-name="L7">
      <style:graphic-properties draw:fill-color="#ffffff" draw:auto-grow-height="true" fo:min-height="3.006cm"/>
    </style:style>
    <style:style style:name="pr8" style:family="presentation" style:parent-style-name="lyt-darkblue-title" style:list-style-name="L7">
      <style:graphic-properties draw:fill-color="#ffffff" draw:auto-grow-height="true" fo:min-height="3.006cm"/>
    </style:style>
    <style:style style:name="pr9" style:family="presentation" style:parent-style-name="lyt-darkblue-title" style:list-style-name="L7">
      <style:graphic-properties draw:fill-color="#ffffff" draw:auto-grow-height="true" fo:min-height="3.006cm"/>
    </style:style>
    <style:style style:name="pr10" style:family="presentation" style:parent-style-name="lyt-darkblue-title" style:list-style-name="L7">
      <style:graphic-properties draw:fill-color="#ffffff" draw:auto-grow-height="true" fo:min-height="3.0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align="center" fo:text-indent="0cm"/>
      <style:text-properties fo:hyphenate="tru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.6cm" fo:margin-right="0cm" fo:text-indent="-0.6cm"/>
      <style:text-properties style:font-size-asian="27.3999996185303pt" fo:hyphenate="false"/>
    </style:style>
    <style:style style:name="P5" style:family="paragraph">
      <style:paragraph-properties fo:margin-left="0.6cm" fo:margin-right="0cm" fo:text-align="center" fo:text-indent="-1cm"/>
      <style:text-properties fo:hyphenate="true"/>
    </style:style>
    <style:style style:name="P6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8" style:family="paragraph">
      <style:paragraph-properties text:enable-numbering="true" fo:margin-left="1.2cm" fo:margin-right="0cm" fo:margin-top="0cm" fo:margin-bottom="0.5cm" fo:text-align="start" fo:text-indent="-0.9cm"/>
      <style:text-properties fo:hyphenate="true"/>
    </style:style>
    <style:style style:name="T1" style:family="text">
      <style:text-properties style:font-size-asian="27.3999996185303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cm" text:min-label-width="1.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darkblue" presentation:presentation-page-layout-name="AL1T0" xml:id="id1" draw:id="id1">
        <draw:frame presentation:style-name="pr1" draw:text-style-name="P2" draw:layer="layout" svg:width="23.057cm" svg:height="3.006cm" svg:x="1.984cm" svg:y="0.672cm" presentation:class="title" presentation:user-transformed="true">
          <draw:text-box>
            <text:p text:style-name="P1">私の業績</text:p>
          </draw:text-box>
        </draw:frame>
        <draw:frame presentation:style-name="pr2" draw:text-style-name="P4" draw:layer="layout" svg:width="22.707cm" svg:height="11.341cm" svg:x="2.915cm" svg:y="5.295cm" presentation:class="subtitle" presentation:user-transformed="true">
          <draw:text-box>
            <text:p text:style-name="P3"><text:span text:style-name="T1">アルバート･アインシュタイン</text:span></text:p>
            <text:p text:style-name="P3"><text:span text:style-name="T1"/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概要" draw:style-name="dp1" draw:master-page-name="lyt-darkblue" presentation:presentation-page-layout-name="AL2T1" xml:id="id2" draw:id="id2">
        <office:forms form:automatic-focus="false" form:apply-design-mode="false"/>
        <draw:frame presentation:style-name="pr4" draw:text-style-name="P6" draw:layer="layout" svg:width="23.057cm" svg:height="3.006cm" svg:x="1.984cm" svg:y="0.672cm" presentation:class="title" presentation:user-transformed="true">
          <draw:text-box>
            <text:p text:style-name="P5">概要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7">光電効果　(光量子)</text:p>
              </text:list-item>
              <text:list-item>
                <text:p text:style-name="P7">相対性理論 </text:p>
              </text:list-item>
              <text:list-item>
                <text:p text:style-name="P7">ブラウン運動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3" draw:text-style-name="P1" draw:layer="layout" svg:width="14.517cm" svg:height="11.41cm" svg:x="3.249cm" svg:y="14.13cm" presentation:class="notes" presentation:placeholder="true">
            <draw:text-box draw:corner-radius="0.002cm"/>
          </draw:frame>
        </presentation:notes>
      </draw:page>
      <draw:page draw:name="長期目標" draw:style-name="dp1" draw:master-page-name="lyt-darkblue" presentation:presentation-page-layout-name="AL2T1" xml:id="id3" draw:id="id3">
        <draw:frame presentation:style-name="pr6" draw:text-style-name="P6" draw:layer="layout" svg:width="23.057cm" svg:height="3.006cm" svg:x="1.984cm" svg:y="0.672cm" presentation:class="title" presentation:user-transformed="true">
          <draw:text-box>
            <text:p text:style-name="P5">長期目標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7">時空間の幾何学を構築する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3" draw:text-style-name="P1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現在状況" draw:style-name="dp1" draw:master-page-name="lyt-darkblue" presentation:presentation-page-layout-name="AL2T1" xml:id="id4" draw:id="id4">
        <draw:frame presentation:style-name="pr7" draw:text-style-name="P6" draw:layer="layout" svg:width="23.057cm" svg:height="3.006cm" svg:x="1.984cm" svg:y="0.672cm" presentation:class="title" presentation:user-transformed="true">
          <draw:text-box>
            <text:p text:style-name="P5">現在状況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4">
              <text:list-item>
                <text:p text:style-name="P1">2005年は奇跡の1905から丁度100年です。</text:p>
              </text:list-item>
              <text:list-item>
                <text:p text:style-name="P1">GPSの実現--正確な位置</text:p>
              </text:list-item>
              <text:list-item>
                <text:p text:style-name="P1">原子力および核兵器に応用</text:p>
              </text:list-item>
              <text:list-item>
                <text:p text:style-name="P1">量子力学--半導体デバイス 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3" draw:text-style-name="P1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現在までの発展" draw:style-name="dp1" draw:master-page-name="lyt-darkblue" presentation:presentation-page-layout-name="AL2T1" xml:id="id5" draw:id="id5">
        <draw:frame presentation:style-name="pr8" draw:text-style-name="P6" draw:layer="layout" svg:width="23.057cm" svg:height="3.006cm" svg:x="1.984cm" svg:y="0.672cm" presentation:class="title" presentation:user-transformed="true">
          <draw:text-box>
            <text:p text:style-name="P5">現在までの発展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7">相対性理論と量子力学の融合が未解決</text:p>
              </text:list-item>
              <text:list-item>
                <text:p text:style-name="P7">ハッブルの膨張宇宙の発見</text:p>
              </text:list-item>
              <text:list-item>
                <text:p text:style-name="P7">宇宙項が未定(暗黒物質の存在)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3" draw:text-style-name="P1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代替案" draw:style-name="dp1" draw:master-page-name="lyt-darkblue" presentation:presentation-page-layout-name="AL2T1" xml:id="id6" draw:id="id6">
        <draw:frame presentation:style-name="pr9" draw:text-style-name="P6" draw:layer="layout" svg:width="23.057cm" svg:height="3.006cm" svg:x="1.984cm" svg:y="0.672cm" presentation:class="title" presentation:user-transformed="true">
          <draw:text-box>
            <text:p text:style-name="P5">代替案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>
            <text:list text:style-name="L3">
              <text:list-item>
                <text:p text:style-name="P7">超ひも理論</text:p>
              </text:list-item>
              <text:list-item>
                <text:p text:style-name="P7">極大スケールと極微スケールの双対性</text:p>
              </text:list-item>
              <text:list-item>
                <text:p text:style-name="P7">4次元時空とコンパクト空間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推薦" draw:style-name="dp1" draw:master-page-name="lyt-darkblue" presentation:presentation-page-layout-name="AL2T1" xml:id="id7" draw:id="id7">
        <draw:frame presentation:style-name="pr10" draw:text-style-name="P6" draw:layer="layout" svg:width="23.057cm" svg:height="3.006cm" svg:x="1.984cm" svg:y="0.672cm" presentation:class="title" presentation:user-transformed="true">
          <draw:text-box draw:corner-radius="0.032cm">
            <text:p text:style-name="P5">推薦</text:p>
          </draw:text-box>
        </draw:frame>
        <draw:frame presentation:style-name="pr5" draw:text-style-name="P8" draw:layer="layout" svg:width="22.707cm" svg:height="11.341cm" svg:x="2.915cm" svg:y="5.295cm" presentation:class="outline" presentation:user-transformed="true">
          <draw:text-box draw:corner-radius="0.032cm">
            <text:list text:style-name="L3">
              <text:list-item>
                <text:p text:style-name="P7">文部科学省は科学の予算を充実</text:p>
              </text:list-item>
              <text:list-item>
                <text:p text:style-name="P7">CPの破れの実験やニュートリノの大規模測定</text:p>
              </text:list-item>
              <text:list-item>
                <text:p text:style-name="P7">超対称性物質の測定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7"/>
          <draw:frame presentation:style-name="pr3" draw:text-style-name="P1" draw:layer="layout" svg:width="14.517cm" svg:height="11.41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ja" fo:country="JP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ja" style:country-complex="JP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HG-MinchoL-Sun" style:font-style-name="Fett Kursiv" style:font-family-generic="modern" style:font-pitch="fixed" fo:font-size="40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21cm" svg:height="6.614cm" svg:x="3.206cm" svg:y="2.94cm" draw:page-number="1"/>
      <draw:page-thumbnail draw:layer="backgroundobjects" svg:width="9.921cm" svg:height="6.614cm" svg:x="16.571cm" svg:y="2.94cm"/>
      <draw:page-thumbnail draw:layer="backgroundobjects" svg:width="9.921cm" svg:height="6.614cm" svg:x="3.206cm" svg:y="11.445cm"/>
      <draw:page-thumbnail draw:layer="backgroundobjects" svg:width="9.921cm" svg:height="6.614cm" svg:x="16.571cm" svg:y="11.445cm"/>
    </style:handout-master>
    <style:master-page style:name="lyt-darkblue" style:page-layout-name="PM1" draw:style-name="Mdp1"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1" draw:text-style-name="MP1" draw:layer="backgroundobjects" svg:width="25.058cm" svg:height="0.23cm" svg:x="1.941cm" svg:y="16.849cm">
        <text:p/>
      </draw:rect>
      <draw:rect draw:style-name="Mgr1" draw:text-style-name="MP1" draw:layer="backgroundobjects" svg:width="21.675cm" svg:height="0.23cm" svg:x="5.323cm" svg:y="17.355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Solaris_x86 OpenOffice.org_project/330m20$Build-9567</meta:generator>
    <meta:creation-date>2006-02-28T08:12:31</meta:creation-date>
    <dc:creator>Akira Fujitsu</dc:creator>
    <dc:date>2014-07-16T12:14:33</dc:date>
    <dc:language>ja-JP</dc:language>
    <meta:editing-cycles>8</meta:editing-cycles>
    <meta:editing-duration>PT2H20M19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